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48cm" fo:margin-left="-1.048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5.55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font-size="18pt" fo:font-weight="bold" officeooo:paragraph-rsid="001584d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8pt" fo:font-weight="bold" officeooo:rsid="0017e866" officeooo:paragraph-rsid="0017e866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584d0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officeooo:rsid="0017e866" officeooo:paragraph-rsid="0017e866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paragraph-rsid="001584d0"/>
    </style:style>
    <style:style style:name="P6" style:family="paragraph" style:parent-style-name="Table_20_Contents">
      <style:paragraph-properties fo:text-align="justify" style:justify-single-word="false"/>
      <style:text-properties officeooo:paragraph-rsid="001584d0"/>
    </style:style>
    <style:style style:name="P7" style:family="paragraph" style:parent-style-name="Table_20_Contents">
      <style:paragraph-properties fo:text-align="justify" style:justify-single-word="false"/>
      <style:text-properties fo:language="en" fo:country="US" officeooo:rsid="0015b815" officeooo:paragraph-rsid="0015b815"/>
    </style:style>
    <style:style style:name="P8" style:family="paragraph" style:parent-style-name="Table_20_Contents">
      <style:paragraph-properties fo:text-align="justify" style:justify-single-word="false"/>
      <style:text-properties fo:font-size="12pt" officeooo:paragraph-rsid="001584d0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7702"/>
    </style:style>
    <style:style style:name="T6" style:family="text">
      <style:text-properties officeooo:rsid="00196d38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 of Assignments with Practical plan</text:span></text:p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Sr. No</text:span></text:p>
          </table:table-cell>
          <table:table-cell table:style-name="Table1.B1" office:value-type="string">
            <text:p text:style-name="P5"><text:span text:style-name="T2">Assignment Name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1</text:span></text:p>
          </table:table-cell>
          <table:table-cell table:style-name="Table1.B1" office:value-type="string">
            <text:p text:style-name="P7">Design suitable data structures and implement pass-I of a two-pass assembler for pseudo-</text:p>
            <text:p text:style-name="P7">machine in Java using object oriented feature. Implementation should consist of a few</text:p>
            <text:p text:style-name="P7">instructions from each category and few assembler directives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2</text:span></text:p>
          </table:table-cell>
          <table:table-cell table:style-name="Table1.B1" office:value-type="string">
            <text:p text:style-name="P7">Implement Pass-II of two pass assembler for pseudo-machine in Java using object oriented</text:p>
            <text:p text:style-name="P7">features. The output of assignment-1 (intermediate file and symbol table) should be</text:p>
            <text:p text:style-name="P7">input for this assignment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3</text:span></text:p>
          </table:table-cell>
          <table:table-cell table:style-name="Table1.B1" office:value-type="string">
            <text:p text:style-name="P7">Design suitable data structures and implement pass-I of a two-pass macro-processor using</text:p>
            <text:p text:style-name="P7">OOP features in Java</text:p>
          </table:table-cell>
        </table:table-row>
        <table:table-row table:style-name="Table1.1">
          <table:table-cell table:style-name="Table1.A2" office:value-type="string">
            <text:p text:style-name="P6"><text:span text:style-name="T3">4</text:span></text:p>
          </table:table-cell>
          <table:table-cell table:style-name="Table1.B1" office:value-type="string">
            <text:p text:style-name="P7">Write a Java program for pass-II of a two-pass macro-processor. The output of assignment-3</text:p>
            <text:p text:style-name="P7">(MNT, MDT and file without any macro definitions) should be input for this assignment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5</text:span></text:p>
          </table:table-cell>
          <table:table-cell table:style-name="Table1.B1" office:value-type="string">
            <text:p text:style-name="P7">Write a program to create Dynamic Link Library for any mathematical operation and write</text:p>
            <text:p text:style-name="P7">an application program to test it. (Java Native Interface / Use VB or VC++)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6</text:span></text:p>
          </table:table-cell>
          <table:table-cell table:style-name="Table1.B1" office:value-type="string">
            <text:p text:style-name="P7">Write a program using Lex specifications to implement lexical analysis phase of compiler to</text:p>
            <text:p text:style-name="P7">generate tokens of subset of <text:s/>̳Java‘ program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7</text:span></text:p>
          </table:table-cell>
          <table:table-cell table:style-name="Table1.B1" office:value-type="string">
            <text:p text:style-name="P7">Write a program using Lex specifications to implement lexical analysis phase of compiler to</text:p>
            <text:p text:style-name="P7">count no. of words, lines and characters of given input file</text:p>
          </table:table-cell>
        </table:table-row>
        <table:table-row table:style-name="Table1.1">
          <table:table-cell table:style-name="Table1.A2" office:value-type="string">
            <text:p text:style-name="P6"><text:span text:style-name="T3">8</text:span></text:p>
          </table:table-cell>
          <table:table-cell table:style-name="Table1.B1" office:value-type="string">
            <text:p text:style-name="P7">Write a program using YACC specifications to implement syntax analysis phase of compiler</text:p>
            <text:p text:style-name="P7">to validate type and syntax of variable declaration in Java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9</text:span></text:p>
          </table:table-cell>
          <table:table-cell table:style-name="Table1.B1" office:value-type="string">
            <text:p text:style-name="P7">Write a program using YACC specifications to implement syntax analysis phase of compiler</text:p>
            <text:p text:style-name="P7">to recognize simple and compound sentences given in input file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10</text:span></text:p>
          </table:table-cell>
          <table:table-cell table:style-name="Table1.B1" office:value-type="string">
            <text:p text:style-name="P6"><text:span text:style-name="T4">Write a Java program (using OOP features) to implement following scheduling algorithms: FCFS , SJF (Preemptive), Priority (Non-Preemptive) and Round Robin (Preemptive</text:span><text:span text:style-name="T5">)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11</text:span></text:p>
          </table:table-cell>
          <table:table-cell table:style-name="Table1.B1" office:value-type="string">
            <text:p text:style-name="P6"><text:span text:style-name="T4">Write a Java program to implement Banker‘s Algorithm.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12</text:span></text:p>
          </table:table-cell>
          <table:table-cell table:style-name="Table1.B1" office:value-type="string">
            <text:p text:style-name="P6"><text:span text:style-name="T4">Implement UNIX system calls like ps, fork, join, exec family, and wait for process management (use shell script/ Java/ C programming).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13</text:span></text:p>
          </table:table-cell>
          <table:table-cell table:style-name="Table1.B1" office:value-type="string">
            <text:p text:style-name="P6"><text:span text:style-name="T4">Study assignment on process scheduling algorithms in Android and Tizen.</text:span></text:p>
          </table:table-cell>
        </table:table-row>
        <table:table-row table:style-name="Table1.1">
          <table:table-cell table:style-name="Table1.A2" office:value-type="string">
            <text:p text:style-name="P6">14</text:p>
          </table:table-cell>
          <table:table-cell table:style-name="Table1.B1" office:value-type="string">
            <text:p text:style-name="P6">Write a Java Program (using OOP features) to implement paging simulation using</text:p>
            <text:p text:style-name="P6">1. Least Recently Used (LRU)</text:p>
            <text:p text:style-name="P6">2. Optimal algorithm</text:p>
          </table:table-cell>
        </table:table-row>
      </table:table>
      <text:p text:style-name="P1"/>
      <text:p text:style-name="P4">Prof. Kanchan Mahajan</text:p>
      <text:p text:style-name="P4">Prof. <text:span text:style-name="T6">Sajal Kumar Pramanik</text:span></text:p>
      <text:p text:style-name="P4">Prof. <text:span text:style-name="T6">Anjali Deore</text:span></text:p>
      <text:p text:style-name="P2"><text:span text:style-name="T7">Name of Practical Incharge<text:tab/></text:span><text:tab/><text:tab/><text:tab/><text:tab/><text:span text:style-name="T7"><text:tab/>H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48:00.759127674</meta:creation-date>
    <dc:date>2018-12-27T15:56:51.977544542</dc:date>
    <meta:editing-duration>PT8M47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48" meta:word-count="348" meta:character-count="2194" meta:non-whitespace-character-count="1889"/>
  </office:meta>
</office:document-meta>
</file>